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3212*"/>
    </style:style>
    <style:style style:name="Table1.B" style:family="table-column">
      <style:table-column-properties style:column-width="5.667cm" style:rel-column-width="321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6cm" fo:margin-left="0.064cm" table:align="left"/>
    </style:style>
    <style:style style:name="Table2.A" style:family="table-column">
      <style:table-column-properties style:column-width="3.598cm"/>
    </style:style>
    <style:style style:name="Table2.B" style:family="table-column">
      <style:table-column-properties style:column-width="6.8cm"/>
    </style:style>
    <style:style style:name="Table2.C" style:family="table-column">
      <style:table-column-properties style:column-width="6.56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392cm"/>
    </style:style>
    <style:style style:name="Table4.B" style:family="table-column">
      <style:table-column-properties style:column-width="6.906cm"/>
    </style:style>
    <style:style style:name="Table4.C" style:family="table-column">
      <style:table-column-properties style:column-width="5.71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2" style:family="table-row">
      <style:table-row-properties style:min-row-height="0.804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24.75pt"/>
    </style:style>
    <style:style style:name="P2" style:family="paragraph" style:parent-style-name="Standard">
      <style:paragraph-properties fo:line-height="100%"/>
      <style:text-properties style:font-name="sans-serif" fo:font-size="15pt"/>
    </style:style>
    <style:style style:name="P3" style:family="paragraph" style:parent-style-name="Standard">
      <style:text-properties style:font-name="Bitstream Charter" fo:font-size="12pt" style:font-size-asian="12pt" style:font-size-complex="12pt"/>
    </style:style>
    <style:style style:name="P4" style:family="paragraph" style:parent-style-name="Standard">
      <style:text-properties style:font-name="Bitstream Charter" fo:font-size="12pt" officeooo:paragraph-rsid="0002ec69" style:font-size-asian="12pt" style:font-size-complex="12pt"/>
    </style:style>
    <style:style style:name="P5" style:family="paragraph" style:parent-style-name="Standard">
      <style:paragraph-properties fo:line-height="100%"/>
      <style:text-properties style:font-name="Bitstream Charter" fo:font-size="12pt" style:font-size-asian="12pt" style:font-size-complex="12pt"/>
    </style:style>
    <style:style style:name="P6" style:family="paragraph" style:parent-style-name="Standard" style:list-style-name="L1">
      <style:paragraph-properties fo:line-height="100%"/>
      <style:text-properties style:font-name="Bitstream Charter" fo:font-size="12pt" style:font-size-asian="12pt" style:font-size-complex="12pt"/>
    </style:style>
    <style:style style:name="P7" style:family="paragraph" style:parent-style-name="Standard">
      <style:paragraph-properties fo:line-height="115%"/>
      <style:text-properties style:font-name="Bitstream Charter" fo:font-size="12pt" style:font-size-asian="12pt" style:font-size-complex="12pt"/>
    </style:style>
    <style:style style:name="P8" style:family="paragraph" style:parent-style-name="Standard" style:list-style-name="L1">
      <style:paragraph-properties fo:line-height="115%"/>
      <style:text-properties style:font-name="Bitstream Charter" fo:font-size="12pt" style:font-size-asian="12pt" style:font-size-complex="12pt"/>
    </style:style>
    <style:style style:name="P9" style:family="paragraph" style:parent-style-name="Standard" style:list-style-name="L1">
      <style:paragraph-properties fo:line-height="115%"/>
      <style:text-properties style:font-name="Bitstream Charter" fo:font-size="12pt" officeooo:paragraph-rsid="000612d3" style:font-size-asian="12pt" style:font-size-complex="12pt"/>
    </style:style>
    <style:style style:name="P10" style:family="paragraph" style:parent-style-name="Standard">
      <style:text-properties style:font-name="Bitstream Charter" officeooo:rsid="0001ceed" officeooo:paragraph-rsid="0001ceed"/>
    </style:style>
    <style:style style:name="P11" style:family="paragraph" style:parent-style-name="Standard">
      <style:text-properties style:font-name="Bitstream Charter" fo:font-size="13.5pt"/>
    </style:style>
    <style:style style:name="P12" style:family="paragraph" style:parent-style-name="Standard">
      <style:paragraph-properties fo:line-height="100%"/>
      <style:text-properties style:font-name="Bitstream Charter" fo:font-size="15pt" officeooo:rsid="000398a3" officeooo:paragraph-rsid="000398a3"/>
    </style:style>
    <style:style style:name="P13" style:family="paragraph" style:parent-style-name="Standard">
      <style:paragraph-properties fo:line-height="100%"/>
      <style:text-properties style:font-name="Bitstream Charter" fo:font-size="15pt"/>
    </style:style>
    <style:style style:name="P14" style:family="paragraph" style:parent-style-name="Standard">
      <style:text-properties style:font-name="Bitstream Charter" officeooo:rsid="000398a3" officeooo:paragraph-rsid="000398a3"/>
    </style:style>
    <style:style style:name="P15" style:family="paragraph" style:parent-style-name="Standard">
      <style:text-properties style:font-name="Bitstream Charter" officeooo:rsid="000612d3" officeooo:paragraph-rsid="000612d3"/>
    </style:style>
    <style:style style:name="P16" style:family="paragraph" style:parent-style-name="Standard">
      <style:text-properties style:font-name="Bitstream Charter" fo:font-weight="bold" officeooo:rsid="000612d3" officeooo:paragraph-rsid="000612d3" style:font-weight-asian="bold" style:font-weight-complex="bold"/>
    </style:style>
    <style:style style:name="P17" style:family="paragraph" style:parent-style-name="Standard">
      <style:text-properties style:font-name="Bitstream Charter" fo:font-weight="bold" officeooo:rsid="00067d1d" officeooo:paragraph-rsid="00067d1d" style:font-weight-asian="bold" style:font-weight-complex="bold"/>
    </style:style>
    <style:style style:name="P18" style:family="paragraph" style:parent-style-name="Standard">
      <style:text-properties style:font-name="Bitstream Charter" fo:font-weight="bold" officeooo:rsid="000398a3" officeooo:paragraph-rsid="000398a3" style:font-weight-asian="bold" style:font-weight-complex="bold"/>
    </style:style>
    <style:style style:name="P19" style:family="paragraph" style:parent-style-name="Standard">
      <style:text-properties style:font-name="Bitstream Charter" fo:font-weight="bold" officeooo:rsid="0001ceed" officeooo:paragraph-rsid="0001ceed" style:font-weight-asian="bold" style:font-weight-complex="bold"/>
    </style:style>
    <style:style style:name="P20" style:family="paragraph" style:parent-style-name="Standard">
      <style:text-properties officeooo:rsid="0001ceed" officeooo:paragraph-rsid="0001ceed"/>
    </style:style>
    <style:style style:name="P21" style:family="paragraph" style:parent-style-name="Standard" style:list-style-name="L2"/>
    <style:style style:name="P22" style:family="paragraph" style:parent-style-name="Standard" style:list-style-name="L2">
      <style:text-properties officeooo:paragraph-rsid="000612d3"/>
    </style:style>
    <style:style style:name="P23" style:family="paragraph" style:parent-style-name="Standard" style:list-style-name="L2">
      <style:text-properties officeooo:rsid="000612d3" officeooo:paragraph-rsid="000612d3"/>
    </style:style>
    <style:style style:name="P24" style:family="paragraph" style:parent-style-name="Table_20_Contents">
      <style:text-properties style:font-name="Bitstream Charter"/>
    </style:style>
    <style:style style:name="P25" style:family="paragraph" style:parent-style-name="Table_20_Contents">
      <style:text-properties style:font-name="Bitstream Charter" fo:font-size="12pt" style:font-size-asian="12pt" style:font-size-complex="12pt"/>
    </style:style>
    <style:style style:name="P26" style:family="paragraph" style:parent-style-name="Table_20_Contents">
      <style:paragraph-properties fo:line-height="100%"/>
      <style:text-properties style:font-name="Bitstream Charter" fo:font-size="12pt" style:font-size-asian="12pt" style:font-size-complex="12pt"/>
    </style:style>
    <style:style style:name="P27" style:family="paragraph" style:parent-style-name="Table_20_Contents">
      <style:text-properties style:font-name="Bitstream Charter" officeooo:rsid="000398a3" officeooo:paragraph-rsid="000398a3"/>
    </style:style>
    <style:style style:name="P28" style:family="paragraph" style:parent-style-name="Table_20_Contents">
      <style:paragraph-properties fo:line-height="100%"/>
      <style:text-properties style:font-name="Bitstream Charter" officeooo:rsid="000398a3" officeooo:paragraph-rsid="000398a3"/>
    </style:style>
    <style:style style:name="P29" style:family="paragraph" style:parent-style-name="Table_20_Contents">
      <style:paragraph-properties fo:line-height="100%"/>
      <style:text-properties style:font-name="Bitstream Charter" style:text-underline-style="none" officeooo:rsid="000398a3" officeooo:paragraph-rsid="000398a3"/>
    </style:style>
    <style:style style:name="P30" style:family="paragraph" style:parent-style-name="Table_20_Contents">
      <style:paragraph-properties fo:line-height="100%"/>
      <style:text-properties style:font-name="Bitstream Charter"/>
    </style:style>
    <style:style style:name="P31" style:family="paragraph" style:parent-style-name="Table_20_Contents">
      <style:paragraph-properties fo:text-align="center" style:justify-single-word="false"/>
      <style:text-properties style:font-name="Bitstream Charter" officeooo:rsid="0004e738" officeooo:paragraph-rsid="0004e738"/>
    </style:style>
    <style:style style:name="P32" style:family="paragraph" style:parent-style-name="Table_20_Contents">
      <style:text-properties style:font-name="Bitstream Charter" officeooo:rsid="000612d3" officeooo:paragraph-rsid="000612d3"/>
    </style:style>
    <style:style style:name="P33" style:family="paragraph" style:parent-style-name="Table_20_Contents">
      <style:paragraph-properties fo:line-height="100%"/>
      <style:text-properties style:font-name="Bitstream Charter" officeooo:rsid="000612d3" officeooo:paragraph-rsid="000612d3"/>
    </style:style>
    <style:style style:name="P34" style:family="paragraph" style:parent-style-name="Table_20_Contents">
      <style:text-properties style:font-name="Bitstream Charter" officeooo:rsid="00067d1d" officeooo:paragraph-rsid="00067d1d"/>
    </style:style>
    <style:style style:name="P35" style:family="paragraph" style:parent-style-name="Table_20_Contents">
      <style:text-properties style:font-name="Bitstream Charter" officeooo:rsid="000a1e00" officeooo:paragraph-rsid="000a1e00"/>
    </style:style>
    <style:style style:name="P36" style:family="paragraph" style:parent-style-name="Table_20_Contents">
      <style:paragraph-properties fo:line-height="115%"/>
      <style:text-properties style:font-name="Bitstream Charter" officeooo:rsid="000a1e00" officeooo:paragraph-rsid="000a1e00"/>
    </style:style>
    <style:style style:name="P37" style:family="paragraph" style:parent-style-name="Table_20_Contents">
      <style:text-properties officeooo:rsid="0001ceed" officeooo:paragraph-rsid="0001ceed"/>
    </style:style>
    <style:style style:name="T1" style:family="text">
      <style:text-properties style:font-name="Bitstream Charter" fo:font-size="12pt" style:font-size-asian="12pt" style:font-size-complex="12pt"/>
    </style:style>
    <style:style style:name="T2" style:family="text">
      <style:text-properties style:font-name="Bitstream Charter" fo:font-size="12pt" officeooo:rsid="000398a3" style:font-size-asian="12pt" style:font-size-complex="12pt"/>
    </style:style>
    <style:style style:name="T3" style:family="text">
      <style:text-properties style:font-name="Bitstream Charter" fo:font-size="12pt" officeooo:rsid="000612d3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398a3" style:font-size-asian="12pt" style:font-size-complex="12pt"/>
    </style:style>
    <style:style style:name="T6" style:family="text">
      <style:text-properties officeooo:rsid="000398a3"/>
    </style:style>
    <style:style style:name="T7" style:family="text">
      <style:text-properties officeooo:rsid="0004e738"/>
    </style:style>
    <style:style style:name="T8" style:family="text">
      <style:text-properties style:font-name="sans-serif" fo:font-size="15pt"/>
    </style:style>
    <style:style style:name="T9" style:family="text">
      <style:text-properties officeooo:rsid="000612d3"/>
    </style:style>
    <style:style style:name="T10" style:family="text">
      <style:text-properties officeooo:rsid="00067d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Management Processes</text:p>
      <text:p text:style-name="P11"/>
      <text:p text:style-name="P3">1.Determine the Input, Process and Exit criteria for each of the project management processes</text:p>
      <text:p text:style-name="Standard"/>
      <text:p text:style-name="Standard"/>
      <text:p text:style-name="P19">I. Project Initiation</text:p>
      <text:p text:style-name="P20"/>
      <text:p text:style-name="P20"><text:s/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37">Input</text:p>
          </table:table-cell>
          <table:table-cell table:style-name="Table1.A1" office:value-type="string">
            <text:p text:style-name="P37">Process</text:p>
          </table:table-cell>
          <table:table-cell table:style-name="Table1.C1" office:value-type="string">
            <text:p text:style-name="Table_20_Contents"><text:s/><text:span text:style-name="T7">Output</text:span></text:p>
          </table:table-cell>
        </table:table-row>
        <table:table-row>
          <table:table-cell table:style-name="Table1.A2" office:value-type="string">
            <text:p text:style-name="P4">Interviews with customer and other key personnel </text:p>
            <text:p text:style-name="P4"> </text:p>
            <text:p text:style-name="P3">Strategic documentation </text:p>
            <text:p text:style-name="P3"> </text:p>
            <text:p text:style-name="P3">Customer literature </text:p>
            <text:p text:style-name="P3"> </text:p>
            <text:p text:style-name="P4">Lessons learned from previous projects </text:p>
            <text:p text:style-name="P25"/>
          </table:table-cell>
          <table:table-cell table:style-name="Table1.A2" office:value-type="string">
            <text:p text:style-name="P13"><text:span text:style-name="T5">I</text:span><text:span text:style-name="T4">nterview Customer</text:span></text:p>
            <text:p text:style-name="P13"><text:span text:style-name="T4"/></text:p>
            <text:p text:style-name="P12"><text:span text:style-name="T4">Conduct Internal Research</text:span></text:p>
            <text:p text:style-name="P30"/>
            <text:p text:style-name="P28">Develop solution and requirements</text:p>
            <text:p text:style-name="P28"/>
            <text:p text:style-name="P28">Review Lessons learned</text:p>
            <text:p text:style-name="P28"/>
            <text:p text:style-name="P28">Review customer requirements</text:p>
            <text:p text:style-name="P28"/>
            <text:p text:style-name="P28">Define project roles</text:p>
            <text:p text:style-name="P28"/>
            <text:p text:style-name="P28">Assemble core project team</text:p>
            <text:p text:style-name="P28"/>
            <text:p text:style-name="P28">Develop High-level WBS</text:p>
            <text:p text:style-name="P28"/>
            <text:p text:style-name="P28">High-level risk Assessment</text:p>
            <text:p text:style-name="P28"/>
            <text:p text:style-name="P28">Develop Cost estimate</text:p>
            <text:p text:style-name="P28"/>
            <text:p text:style-name="P29">Develop high-level Project charter</text:p>
            <text:p text:style-name="P29"/>
            <text:p text:style-name="P29">Review the owners for approval</text:p>
            <text:p text:style-name="P27"><text:s/></text:p>
          </table:table-cell>
          <table:table-cell table:style-name="Table1.C2" office:value-type="string">
            <text:p text:style-name="P2"><text:span text:style-name="T2">O</text:span><text:span text:style-name="T1">pportunity Summary</text:span></text:p>
            <text:p text:style-name="P5"> </text:p>
            <text:p text:style-name="P5">Pre-Project Budget Worksheet</text:p>
            <text:p text:style-name="P5"> </text:p>
            <text:p text:style-name="P5">Opportunity Assessment Detail</text:p>
            <text:p text:style-name="P5"> </text:p>
            <text:p text:style-name="P5">Quality Assurance Tem<text:span text:style-name="T6">plate</text:span></text:p>
            <text:p text:style-name="P5"> </text:p>
            <text:p text:style-name="P5">High Level WBS</text:p>
            <text:p text:style-name="P5"> </text:p>
            <text:p text:style-name="P5">High Level Risk Assessment</text:p>
            <text:p text:style-name="P5"> </text:p>
            <text:p text:style-name="P5">Client C<text:span text:style-name="T6">o</text:span>st Benefit Analysis</text:p>
            <text:p text:style-name="P5"> </text:p>
            <text:p text:style-name="P5">Problem Identification</text:p>
            <text:p text:style-name="P5"> </text:p>
            <text:p text:style-name="P5">Proposal Checklist</text:p>
            <text:p text:style-name="P5"> </text:p>
            <text:p text:style-name="P5">Project Proposal Document</text:p>
            <text:p text:style-name="P5"> </text:p>
            <text:p text:style-name="P5">High Level Project Charte<text:span text:style-name="T6">r</text:span></text:p>
            <text:p text:style-name="P26"/>
          </table:table-cell>
        </table:table-row>
      </table:table>
      <text:p text:style-name="P20"/>
      <text:p text:style-name="P20"/>
      <text:p text:style-name="P20"/>
      <text:p text:style-name="P2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<text:soft-page-break/>II. Project Planning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1">Input</text:p>
          </table:table-cell>
          <table:table-cell table:style-name="Table2.A1" office:value-type="string">
            <text:p text:style-name="P31">Process</text:p>
          </table:table-cell>
          <table:table-cell table:style-name="Table2.C1" office:value-type="string">
            <text:p text:style-name="P31">Output</text:p>
          </table:table-cell>
        </table:table-row>
        <table:table-row>
          <table:table-cell table:style-name="Table2.A2" office:value-type="string">
            <text:p text:style-name="P3">High Level Project Charter (with attachments) </text:p>
            <text:p text:style-name="P3"> </text:p>
            <text:p text:style-name="P3"/>
            <text:p text:style-name="P3">High Level Risk Assessment </text:p>
            <text:p text:style-name="P3"> </text:p>
            <text:p text:style-name="P3"/>
            <text:p text:style-name="P3">Requirements Document </text:p>
            <text:p text:style-name="P25"/>
          </table:table-cell>
          <table:table-cell table:style-name="Table2.A2" office:value-type="string">
            <text:list xml:id="list9132943006973933770" text:style-name="L2">
              <text:list-item>
                <text:p text:style-name="P21"><text:span text:style-name="T1">Conduct a Project Team Detailed Planning Meeting and Work Session </text:span></text:p>
              </text:list-item>
              <text:list-item>
                <text:p text:style-name="P23"><text:span text:style-name="T1">Develop detailed WBS</text:span></text:p>
              </text:list-item>
              <text:list-item>
                <text:p text:style-name="P23"><text:span text:style-name="T1">Develop the responsibility matrix</text:span></text:p>
              </text:list-item>
              <text:list-item>
                <text:p text:style-name="P23"><text:span text:style-name="T1">Develop Communications plan</text:span></text:p>
              </text:list-item>
              <text:list-item>
                <text:p text:style-name="P23"><text:span text:style-name="T1">Risk assessment and management planning</text:span></text:p>
              </text:list-item>
              <text:list-item>
                <text:p text:style-name="P23"><text:span text:style-name="T1">Define Human Resource Skill Requirements</text:span></text:p>
              </text:list-item>
              <text:list-item>
                <text:p text:style-name="P23"><text:span text:style-name="T1">Schedule Preparation</text:span></text:p>
              </text:list-item>
              <text:list-item>
                <text:p text:style-name="P23"><text:span text:style-name="T1">Develop cost management plan</text:span></text:p>
              </text:list-item>
              <text:list-item>
                <text:p text:style-name="P23"><text:span text:style-name="T1">Measuring Quality</text:span></text:p>
              </text:list-item>
              <text:list-item>
                <text:p text:style-name="P23"><text:span text:style-name="T1">Project procurement plans</text:span></text:p>
              </text:list-item>
              <text:list-item>
                <text:p text:style-name="P23"><text:span text:style-name="T1">Obtain communication plan approval</text:span></text:p>
              </text:list-item>
              <text:list-item>
                <text:p text:style-name="P23"><text:span text:style-name="T1">Finalize Project Charter</text:span></text:p>
              </text:list-item>
              <text:list-item>
                <text:p text:style-name="P23"><text:span text:style-name="T1">Conduct Management Review with owner</text:span></text:p>
              </text:list-item>
              <text:list-item>
                <text:p text:style-name="P22"><text:span text:style-name="T3">Develop Baselines</text:span><text:span text:style-name="T8"> </text:span></text:p>
              </text:list-item>
            </text:list>
            <text:p text:style-name="P24"/>
          </table:table-cell>
          <table:table-cell table:style-name="Table2.C2" office:value-type="string">
            <text:list xml:id="list2581331284120346726" text:style-name="L1">
              <text:list-item>
                <text:p text:style-name="P9">Communications Plan </text:p>
              </text:list-item>
              <text:list-item>
                <text:p text:style-name="P8">Communications Matrix</text:p>
              </text:list-item>
              <text:list-item>
                <text:p text:style-name="P8">Issue Log</text:p>
              </text:list-item>
              <text:list-item>
                <text:p text:style-name="P8">Action Item Log</text:p>
              </text:list-item>
              <text:list-item>
                <text:p text:style-name="P8">Documentation Matrix</text:p>
              </text:list-item>
              <text:list-item>
                <text:p text:style-name="P8">Status Reports</text:p>
              </text:list-item>
              <text:list-item>
                <text:p text:style-name="P8">Organization Chart</text:p>
              </text:list-item>
              <text:list-item>
                <text:p text:style-name="P8">Project Team Directory </text:p>
              </text:list-item>
              <text:list-item>
                <text:p text:style-name="P8">Project Charter</text:p>
              </text:list-item>
              <text:list-item>
                <text:p text:style-name="P8">Resource Request Form</text:p>
              </text:list-item>
              <text:list-item>
                <text:p text:style-name="P8">Project W<text:span text:style-name="T9">BS</text:span></text:p>
              </text:list-item>
              <text:list-item>
                <text:p text:style-name="P6">Requirements Traceability <text:span text:style-name="T9">m</text:span>atrix</text:p>
              </text:list-item>
              <text:list-item>
                <text:p text:style-name="P8">Responsibility Matrix </text:p>
              </text:list-item>
              <text:list-item>
                <text:p text:style-name="P8">Risk Management Guide </text:p>
              </text:list-item>
              <text:list-item>
                <text:p text:style-name="P8">Project Notebook </text:p>
              </text:list-item>
              <text:list-item>
                <text:p text:style-name="P8">Developing Task Worksheet </text:p>
              </text:list-item>
              <text:list-item>
                <text:p text:style-name="P8">Project Sche<text:span text:style-name="T9">dule</text:span></text:p>
              </text:list-item>
            </text:list>
            <text:p text:style-name="P7"/>
            <text:p text:style-name="P25"/>
          </table:table-cell>
        </table:table-row>
      </table:table>
      <text:p text:style-name="P10"/>
      <text:p text:style-name="P10"/>
      <text:p text:style-name="P10"/>
      <text:p text:style-name="P16">III. Project Execution phase</text:p>
      <text:p text:style-name="P15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2">Input</text:p>
          </table:table-cell>
          <table:table-cell table:style-name="Table3.A1" office:value-type="string">
            <text:p text:style-name="P32">Process</text:p>
          </table:table-cell>
          <table:table-cell table:style-name="Table3.C1" office:value-type="string">
            <text:p text:style-name="P32">Output</text:p>
          </table:table-cell>
        </table:table-row>
        <table:table-row>
          <table:table-cell table:style-name="Table3.A2" office:value-type="string">
            <text:p text:style-name="P3">Project Team </text:p>
            <text:p text:style-name="P3"> </text:p>
            <text:p text:style-name="P3">Project WBS </text:p>
            <text:p text:style-name="P3"> </text:p>
            <text:p text:style-name="P3">Communication Plan </text:p>
            <text:p text:style-name="P3"> </text:p>
            <text:p text:style-name="P3">Risk Management Plan </text:p>
            <text:p text:style-name="P3"> </text:p>
            <text:p text:style-name="P3">Organization Chart </text:p>
            <text:p text:style-name="P3"> </text:p>
            <text:p text:style-name="P3">Responsibility Matrix </text:p>
            <text:p text:style-name="P3"> </text:p>
            <text:p text:style-name="P3">Project Notebook </text:p>
            <text:p text:style-name="P3"> </text:p>
            <text:p text:style-name="P3">Issues/Action Item Log </text:p>
            <text:p text:style-name="P3"><text:soft-page-break/> </text:p>
            <text:p text:style-name="P3">Status Reports </text:p>
            <text:p text:style-name="P3"> </text:p>
            <text:p text:style-name="P3">Project Schedule </text:p>
            <text:p text:style-name="P25"/>
          </table:table-cell>
          <table:table-cell table:style-name="Table3.A2" office:value-type="string">
            <text:p text:style-name="P33">Tracking</text:p>
            <text:p text:style-name="P33"/>
            <text:p text:style-name="P33">Status meeting</text:p>
            <text:p text:style-name="P33"/>
            <text:p text:style-name="P33">Change Management</text:p>
            <text:p text:style-name="P33"/>
            <text:p text:style-name="P33">Maintaining quality</text:p>
            <text:p text:style-name="P33"/>
            <text:p text:style-name="P33">Project Documentation</text:p>
            <text:p text:style-name="P33"/>
            <text:p text:style-name="P33">Executive Review Meeting Facilitation</text:p>
            <text:p text:style-name="P33"/>
            <text:p text:style-name="P33">Monitor and Control Project risk</text:p>
            <text:p text:style-name="P33"><text:soft-page-break/></text:p>
            <text:p text:style-name="P33">Manage and Resolve HR Conflicts</text:p>
            <text:p text:style-name="P33"/>
            <text:p text:style-name="P33">Adjust Schedules</text:p>
            <text:p text:style-name="P33"/>
            <text:p text:style-name="P33">Troubled Project Process</text:p>
            <text:p text:style-name="P33"/>
            <text:p text:style-name="P33">Complete the Phase Sign-off</text:p>
            <text:p text:style-name="P33"/>
            <text:p text:style-name="P33">Conduct interim project review with owner</text:p>
          </table:table-cell>
          <table:table-cell table:style-name="Table3.C2" office:value-type="string">
            <text:p text:style-name="P32">Current and updated project schedule</text:p>
            <text:p text:style-name="P32"/>
            <text:p text:style-name="P32">Change Management</text:p>
            <text:p text:style-name="P32"/>
            <text:p text:style-name="P32">Quality Management</text:p>
            <text:p text:style-name="P32"/>
            <text:p text:style-name="P32">Phase Sign-off</text:p>
          </table:table-cell>
        </table:table-row>
      </table:table>
      <text:p text:style-name="P15"/>
      <text:p text:style-name="P15"><text:s/></text:p>
      <text:p text:style-name="P15"/>
      <text:p text:style-name="P16">IV. Project Monitoring and Controlling phase</text:p>
      <text:p text:style-name="P15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5">Input</text:p>
          </table:table-cell>
          <table:table-cell table:style-name="Table5.A1" office:value-type="string">
            <text:p text:style-name="P35">Process</text:p>
          </table:table-cell>
          <table:table-cell table:style-name="Table5.C1" office:value-type="string">
            <text:p text:style-name="P35">Output</text:p>
          </table:table-cell>
        </table:table-row>
        <table:table-row table:style-name="Table5.2">
          <table:table-cell table:style-name="Table5.A2" office:value-type="string">
            <text:p text:style-name="P36">Project Schedule</text:p>
            <text:p text:style-name="P36">Project Notebook</text:p>
            <text:p text:style-name="P36">Issues/Action Outcome Log</text:p>
          </table:table-cell>
          <table:table-cell table:style-name="Table5.A2" office:value-type="string">
            <text:p text:style-name="P36">Check for Scope boundary</text:p>
            <text:p text:style-name="P36">Check on Quality policy</text:p>
            <text:p text:style-name="P35"/>
          </table:table-cell>
          <table:table-cell table:style-name="Table5.C2" office:value-type="string">
            <text:p text:style-name="P35">Progress and status reports</text:p>
            <text:p text:style-name="P36">plan Updates</text:p>
            <text:p text:style-name="P36">Risk registers</text:p>
            <text:p text:style-name="P36">Change Requests</text:p>
            <text:p text:style-name="P36">Work products/deliverables</text:p>
          </table:table-cell>
        </table:table-row>
      </table:table>
      <text:p text:style-name="P15"/>
      <text:p text:style-name="P15"/>
      <text:p text:style-name="P16"/>
      <text:p text:style-name="P17">V. Project Closure Phase</text:p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2">Input</text:p>
          </table:table-cell>
          <table:table-cell table:style-name="Table4.A1" office:value-type="string">
            <text:p text:style-name="P32">Process</text:p>
          </table:table-cell>
          <table:table-cell table:style-name="Table4.C1" office:value-type="string">
            <text:p text:style-name="P32">Output</text:p>
          </table:table-cell>
        </table:table-row>
        <table:table-row>
          <table:table-cell table:style-name="Table4.A2" office:value-type="string">
            <text:p text:style-name="P3"><text:span text:style-name="T10">C</text:span>ompleted, up-to-date project schedules </text:p>
            <text:p text:style-name="P3"> </text:p>
            <text:p text:style-name="P3">All project documentation </text:p>
            <text:p text:style-name="P3"> </text:p>
            <text:p text:style-name="P3">Quality Checklists </text:p>
            <text:p text:style-name="P3"/>
            <text:p text:style-name="P25">Phase Sign-offs, as appropriate </text:p>
          </table:table-cell>
          <table:table-cell table:style-name="Table4.A2" office:value-type="string">
            <text:p text:style-name="P34">Administrative Closure</text:p>
            <text:p text:style-name="P34"/>
            <text:p text:style-name="P34">Survey the project participants</text:p>
            <text:p text:style-name="P34"/>
            <text:p text:style-name="P34">Conduct post-implementation phase</text:p>
            <text:p text:style-name="P34"/>
            <text:p text:style-name="P34">Develop Lessons Learned </text:p>
            <text:p text:style-name="P34"/>
            <text:p text:style-name="P34">Send Documentation to Repository </text:p>
            <text:p text:style-name="P34"/>
            <text:p text:style-name="P34">Hold Project Celebration</text:p>
            <text:p text:style-name="P34"/>
            <text:p text:style-name="P34"/>
          </table:table-cell>
          <table:table-cell table:style-name="Table4.C2" office:value-type="string">
            <text:p text:style-name="P3"><text:span text:style-name="T10">C</text:span>ost Implementation Review </text:p>
            <text:p text:style-name="P3"> </text:p>
            <text:p text:style-name="P3">Performance Evaluations</text:p>
            <text:p text:style-name="P3"> </text:p>
            <text:p text:style-name="P3">Lessons Learned</text:p>
            <text:p text:style-name="P3"> </text:p>
            <text:p text:style-name="P3">Project Evaluation</text:p>
            <text:p text:style-name="P3"> </text:p>
            <text:p text:style-name="P3">Delivery of Final Documentation</text:p>
            <text:p text:style-name="P3"> </text:p>
            <text:p text:style-name="P3">Project Sign-Off</text:p>
            <text:p text:style-name="P3"> </text:p>
            <text:p text:style-name="P3">Customer Satisfaction Survey</text:p>
            <text:p text:style-name="P25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4:11:29.169250951</meta:creation-date>
    <dc:date>2016-08-18T15:29:27.234634000</dc:date>
    <meta:editing-duration>PT22M37S</meta:editing-duration>
    <meta:editing-cycles>6</meta:editing-cycles>
    <meta:generator>LibreOffice/5.1.4.2$Linux_X86_64 LibreOffice_project/10m0$Build-2</meta:generator>
    <meta:document-statistic meta:table-count="5" meta:image-count="0" meta:object-count="0" meta:page-count="3" meta:paragraph-count="171" meta:word-count="459" meta:character-count="3179" meta:non-whitespace-character-count="2851"/>
  </office:meta>
</office:document-meta>
</file>